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ebdings" svg:font-family="Webdings"/>
    <style:font-face style:name="Charter" svg:font-family="Charter" style:font-family-generic="roman"/>
    <style:font-face style:name="Arial" svg:font-family="Arial" style:font-family-generic="swiss"/>
    <style:font-face style:name="Noto Sans Devanagari1" svg:font-family="'Noto Sans Devanagari'" style:font-family-generic="swiss"/>
    <style:font-face style:name="Charter1" svg:font-family="Charte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5.01mm" table:align="margins" style:may-break-between-rows="false"/>
    </style:style>
    <style:style style:name="Table1.A" style:family="table-column">
      <style:table-column-properties style:column-width="14.99mm" style:rel-column-width="5955*"/>
    </style:style>
    <style:style style:name="Table1.B" style:family="table-column">
      <style:table-column-properties style:column-width="14.99mm" style:rel-column-width="5957*"/>
    </style:style>
    <style:style style:name="Table1.C" style:family="table-column">
      <style:table-column-properties style:column-width="14.99mm" style:rel-column-width="5958*"/>
    </style:style>
    <style:style style:name="Table1.F" style:family="table-column">
      <style:table-column-properties style:column-width="15.01mm" style:rel-column-width="5959*"/>
    </style:style>
    <style:style style:name="Table1.G" style:family="table-column">
      <style:table-column-properties style:column-width="15.01mm" style:rel-column-width="5960*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K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K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tyle="italic" officeooo:rsid="001db0ac" officeooo:paragraph-rsid="001db0ac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7pt" officeooo:rsid="0021d63b" officeooo:paragraph-rsid="0021d63b" style:font-size-asian="7pt" style:font-size-complex="7pt"/>
    </style:style>
    <style:style style:name="P3" style:family="paragraph" style:parent-style-name="Standard">
      <style:text-properties officeooo:rsid="001bb7b0" officeooo:paragraph-rsid="001bb7b0"/>
    </style:style>
    <style:style style:name="P4" style:family="paragraph" style:parent-style-name="Standard">
      <style:text-properties officeooo:paragraph-rsid="001d3820"/>
    </style:style>
    <style:style style:name="P5" style:family="paragraph" style:parent-style-name="Standard">
      <style:text-properties officeooo:rsid="001d3820" officeooo:paragraph-rsid="001d3820"/>
    </style:style>
    <style:style style:name="P6" style:family="paragraph" style:parent-style-name="Standard">
      <style:text-properties fo:font-size="10pt" officeooo:rsid="001bb7b0" officeooo:paragraph-rsid="001bb7b0" style:font-size-asian="10pt" style:font-size-complex="10pt"/>
    </style:style>
    <style:style style:name="P7" style:family="paragraph" style:parent-style-name="Standard">
      <style:text-properties fo:font-size="10pt" officeooo:rsid="001bb7b0" officeooo:paragraph-rsid="002d6643" style:font-size-asian="10pt" style:font-size-complex="10pt"/>
    </style:style>
    <style:style style:name="P8" style:family="paragraph" style:parent-style-name="Standard">
      <style:text-properties fo:font-size="10pt" officeooo:rsid="001bb7b0" officeooo:paragraph-rsid="001d3820" style:font-size-asian="10pt" style:font-size-complex="10pt"/>
    </style:style>
    <style:style style:name="P9" style:family="paragraph" style:parent-style-name="Standard">
      <style:text-properties fo:font-size="10pt" officeooo:rsid="001d3820" officeooo:paragraph-rsid="0020a1b6" style:font-size-asian="10pt" style:font-size-complex="10pt"/>
    </style:style>
    <style:style style:name="P10" style:family="paragraph" style:parent-style-name="Standard">
      <style:text-properties fo:font-size="10pt" officeooo:rsid="001e8f62" officeooo:paragraph-rsid="001e8f62" style:font-size-asian="10pt" style:font-size-complex="10pt"/>
    </style:style>
    <style:style style:name="P11" style:family="paragraph" style:parent-style-name="Standard">
      <style:text-properties fo:font-size="10pt" fo:font-weight="bold" officeooo:rsid="001d3820" officeooo:paragraph-rsid="001d3820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1bb7b0" officeooo:paragraph-rsid="001bb7b0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8pt" officeooo:rsid="0020a1b6" officeooo:paragraph-rsid="0020a1b6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harter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harter1" fo:font-size="8pt" fo:font-style="normal" fo:text-shadow="none" style:text-underline-style="none" fo:font-weight="normal" officeooo:rsid="001db0ac" officeooo:paragraph-rsid="001db0a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harter1" fo:font-size="8pt" fo:font-style="normal" fo:text-shadow="none" style:text-underline-style="none" fo:font-weight="normal" officeooo:rsid="001db0ac" officeooo:paragraph-rsid="002a4a3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harter1" fo:font-size="8pt" fo:font-style="normal" fo:text-shadow="none" style:text-underline-style="none" fo:font-weight="normal" officeooo:rsid="002a4a3a" officeooo:paragraph-rsid="002a4a3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harter1" fo:font-size="10pt" fo:font-style="normal" fo:text-shadow="none" style:text-underline-style="none" fo:font-weight="normal" officeooo:rsid="001db0ac" officeooo:paragraph-rsid="001db0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harter1" fo:font-size="10pt" fo:font-style="normal" fo:text-shadow="none" style:text-underline-style="none" fo:font-weight="normal" officeooo:rsid="001ddd81" officeooo:paragraph-rsid="001ddd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harter1" fo:font-size="10pt" fo:font-style="normal" fo:text-shadow="none" style:text-underline-style="none" fo:font-weight="normal" officeooo:rsid="001e8f62" officeooo:paragraph-rsid="001e8f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harter1" fo:font-size="10pt" fo:font-style="normal" fo:text-shadow="none" style:text-underline-style="none" fo:font-weight="normal" officeooo:rsid="00223c76" officeooo:paragraph-rsid="00223c7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style:font-name="Webdings" fo:font-size="10pt" officeooo:rsid="001d3820" officeooo:paragraph-rsid="002d6643" style:font-name-asian="Webdings" style:font-size-asian="10pt" style:font-name-complex="Webdings" style:font-size-complex="10pt"/>
    </style:style>
    <style:style style:name="P23" style:family="paragraph" style:parent-style-name="Standard">
      <style:text-properties style:font-name="Charter1" fo:font-size="10pt" officeooo:rsid="001d3820" officeooo:paragraph-rsid="002d6643" style:font-name-asian="Webdings" style:font-size-asian="10pt" style:font-name-complex="Webdings" style:font-size-complex="10pt"/>
    </style:style>
    <style:style style:name="T1" style:family="text">
      <style:text-properties officeooo:rsid="002a4a3a"/>
    </style:style>
    <style:style style:name="T2" style:family="text">
      <style:text-properties officeooo:rsid="002ad752"/>
    </style:style>
    <style:style style:name="T3" style:family="text">
      <style:text-properties style:font-name="Webdings" officeooo:rsid="001d3820" style:font-name-asian="Webdings" style:font-name-complex="Webdings"/>
    </style:style>
    <style:style style:name="T4" style:family="text">
      <style:text-properties style:font-name="Charter1" officeooo:rsid="001d3820" style:font-name-asian="Webdings" style:font-name-complex="Webdings"/>
    </style:style>
    <style:style style:name="T5" style:family="text">
      <style:text-properties style:font-name="Charter1" officeooo:rsid="002ad752" style:font-name-asian="Webdings" style:font-name-complex="Webdings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2ad752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20a1b6"/>
    </style:style>
    <style:style style:name="T10" style:family="text">
      <style:text-properties officeooo:rsid="00238f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3"><text:span text:style-name="T7">RELEVÉ</text:span><text:span text:style-name="T6"> NUMBER:</text:span><text:span text:style-name="T8"> <text:s/>________________</text:span></text:p>
      <text:p text:style-name="P6"/>
      <text:p text:style-name="P6">Date and time:<text:tab/>_________________________________________</text:p>
      <text:p text:style-name="P6"/>
      <text:p text:style-name="P6">Location<text:tab/>N53._____________________</text:p>
      <text:p text:style-name="P6"/>
      <text:p text:style-name="P6"><text:tab/><text:tab/>W009.____________________</text:p>
      <text:p text:style-name="P6"/>
      <text:p text:style-name="P6">Description of location <text:span text:style-name="T10">in turlough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Camera:<text:tab/>SLR <text:span text:style-name="T3"></text:span><text:span text:style-name="T4"><text:tab/><text:tab/>Canon compact<text:tab/></text:span><text:span text:style-name="T3"></text:span><text:span text:style-name="T4"> <text:tab/><text:tab/></text:span><text:span text:style-name="T5">Phone </text:span><text:span text:style-name="T3"><text:tab/></text:span></text:p>
      <text:p text:style-name="P22"/>
      <text:p text:style-name="P23">Photo numbers:</text:p>
      <text:p text:style-name="P8"/>
      <text:p text:style-name="P6"/>
      <text:p text:style-name="P6">Water pH<text:tab/>___________<text:tab/><text:tab/><text:tab/>Soil pH<text:tab/>___________</text:p>
      <text:p text:style-name="P6"/>
      <text:p text:style-name="P6"/>
      <text:p text:style-name="P10">Water samples taken for lab analysis<text:tab/><text:span text:style-name="T3"></text:span><text:span text:style-name="T4"> _____________________________________________________</text:span></text:p>
      <text:p text:style-name="P10"><text:s/></text:p>
      <text:p text:style-name="P9"/>
      <text:p text:style-name="P9">Number of species found: ______________ <text:s text:c="7"/><text:span text:style-name="T9">Number of unidentified spp. taken for later id. _________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column table:style-name="Table1.G"/>
        <table:table-column table:style-name="Table1.C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16">D<text:span text:style-name="T1">omin value</text:span></text:p>
            <text:p text:style-name="P15"/>
          </table:table-cell>
          <table:table-cell table:style-name="Table1.A1" office:value-type="string">
            <text:p text:style-name="P18">Sp 1</text:p>
          </table:table-cell>
          <table:table-cell table:style-name="Table1.A1" office:value-type="string">
            <text:p text:style-name="P18">Sp 2</text:p>
          </table:table-cell>
          <table:table-cell table:style-name="Table1.A1" office:value-type="string">
            <text:p text:style-name="P18">Sp 3</text:p>
          </table:table-cell>
          <table:table-cell table:style-name="Table1.A1" office:value-type="string">
            <text:p text:style-name="P18">Sp 4</text:p>
          </table:table-cell>
          <table:table-cell table:style-name="Table1.A1" office:value-type="string">
            <text:p text:style-name="P19">Sp 5</text:p>
          </table:table-cell>
          <table:table-cell table:style-name="Table1.A1" office:value-type="string">
            <text:p text:style-name="P19">Sp 6</text:p>
          </table:table-cell>
          <table:table-cell table:style-name="Table1.A1" office:value-type="string">
            <text:p text:style-name="P20">Sp 7</text:p>
          </table:table-cell>
          <table:table-cell table:style-name="Table1.A1" office:value-type="string">
            <text:p text:style-name="P21">Sp 8</text:p>
          </table:table-cell>
          <table:table-cell table:style-name="Table1.A1" office:value-type="string">
            <text:p text:style-name="P21">Sp 9</text:p>
          </table:table-cell>
          <table:table-cell table:style-name="Table1.K1" office:value-type="string">
            <text:p text:style-name="P21">Sp 10</text:p>
          </table:table-cell>
        </table:table-row>
        <table:table-row>
          <table:table-cell table:style-name="Table1.A2" office:value-type="string">
            <text:p text:style-name="P17">+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K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K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K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K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K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K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7">6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K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K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K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K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K2" office:value-type="string">
            <text:p text:style-name="P14"/>
          </table:table-cell>
        </table:table-row>
      </table:table>
      <text:p text:style-name="P13">See species code list for known species.</text:p>
      <text:p text:style-name="Standard"/>
      <text:p text:style-name="P11">Other Notes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ebdings" svg:font-family="Webdings"/>
    <style:font-face style:name="Charter" svg:font-family="Charter" style:font-family-generic="roman"/>
    <style:font-face style:name="Arial" svg:font-family="Arial" style:font-family-generic="swiss"/>
    <style:font-face style:name="Noto Sans Devanagari1" svg:font-family="'Noto Sans Devanagari'" style:font-family-generic="swiss"/>
    <style:font-face style:name="Charter1" svg:font-family="Charter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harter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harter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Charter" fo:font-family="Charter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Charter" fo:font-family="Charter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harter" fo:font-family="Charter" style:font-family-generic="roman"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officeooo:rsid="001db0ac" officeooo:paragraph-rsid="001db0ac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7pt" officeooo:rsid="0021d63b" officeooo:paragraph-rsid="0021d63b" style:font-size-asian="7pt" style:font-size-complex="7pt"/>
    </style:style>
    <style:style style:name="MT1" style:family="text">
      <style:text-properties officeooo:rsid="002a4a3a"/>
    </style:style>
    <style:style style:name="MT2" style:family="text">
      <style:text-properties officeooo:rsid="002ad752"/>
    </style:style>
    <style:page-layout style:name="Mpm1">
      <style:page-layout-properties fo:page-width="210.01mm" fo:page-height="297mm" style:num-format="1" style:print-orientation="portrait" fo:margin-top="10mm" fo:margin-bottom="10mm" fo:margin-left="24.99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Carran Turlough Bryophytes Project 2020</text:p>
      </style:header>
      <style:footer>
        <text:p text:style-name="MP2">Form v<text:span text:style-name="MT1">2.2</text:span> 2020080<text:span text:style-name="MT2">6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5T18:04:00.744459392</meta:creation-date>
    <meta:generator>LibreOffice/6.3.5.2$Linux_X86_64 LibreOffice_project/30$Build-2</meta:generator>
    <dc:date>2020-08-08T10:16:40.194306075</dc:date>
    <meta:editing-duration>PT32M10S</meta:editing-duration>
    <meta:editing-cycles>15</meta:editing-cycles>
    <meta:print-date>2020-08-09T08:44:46.993263023</meta:print-date>
    <meta:document-statistic meta:table-count="1" meta:image-count="0" meta:object-count="0" meta:page-count="1" meta:paragraph-count="37" meta:word-count="103" meta:character-count="650" meta:non-whitespace-character-count="566"/>
  </office:meta>
</office:document-meta>
</file>